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10000025315AD406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8000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383cm" svg:height="15.743cm" svg:x="2.135cm" svg:y="6.123cm">
          <draw:image xlink:href="Pictures/10000000000002910000025315AD406C.png" xlink:type="simple" xlink:show="embed" xlink:actuate="onLoad">
            <text:p/>
          </draw:image>
        </draw:frame>
        <draw:rect draw:style-name="gr2" draw:text-style-name="P1" draw:layer="layout" svg:width="2.126cm" svg:height="5.08cm" svg:x="10.304cm" svg:y="11.795cm">
          <text:p/>
        </draw:rect>
        <draw:rect draw:style-name="gr2" draw:text-style-name="P1" draw:layer="layout" svg:width="2.126cm" svg:height="5.08cm" svg:x="16.304cm" svg:y="17.29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25T21:19:15.87</meta:creation-date>
    <dc:date>2011-02-28T12:30:13.52</dc:date>
    <meta:editing-duration>PT62H55M47S</meta:editing-duration>
    <meta:editing-cycles>1</meta:editing-cycles>
    <meta:document-statistic meta:object-count="3"/>
    <meta:generator>OpenOffice.org/3.2$Win32 OpenOffice.org_project/320m18$Build-9502</meta:generator>
  </office:meta>
</office:document-meta>
</file>